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 Columns Section</text:h>
      <text:p text:style-name="Text_20_body">A line</text:p>
      <text:section text:style-name="Sect1" text:name="Section1">
        <text:p text:style-name="Text_20_body">This is the left side</text:p>
        <text:p text:style-name="Text_20_body">A line in the left</text:p>
        <text:p text:style-name="Text_20_body">This is the right side</text:p>
        <text:p text:style-name="Text_20_body">A line in the right</text:p>
      </text:section>
      <text:p text:style-name="Text_20_body">Last 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42:25</meta:creation-date>
    <dc:date>2009-06-24T11:48:21</dc:date>
    <dc:creator>Vincent Spiewak</dc:creator>
    <meta:editing-duration>PT00H03M37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7" meta:word-count="27" meta:character-count="117"/>
  </office:meta>
</office:document-meta>
</file>